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34c4" officeooo:paragraph-rsid="000534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3 :</text:p>
      <text:p text:style-name="P1">1) La taille du tableau tabValNeg doit être égale à nbVal car il est possible que toutes les températures soient négatives.</text:p>
      <text:p text:style-name="P1">2) La taille du tableau tabValPos doit être égale à nbVal car il est possible que toutes les températures soient positi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09:07:28.877060841</meta:creation-date>
    <dc:date>2015-10-06T09:11:10.556560119</dc:date>
    <meta:editing-duration>PT3M41S</meta:editing-duration>
    <meta:editing-cycles>1</meta:editing-cycles>
    <meta:document-statistic meta:table-count="0" meta:image-count="0" meta:object-count="0" meta:page-count="1" meta:paragraph-count="3" meta:word-count="45" meta:character-count="258" meta:non-whitespace-character-count="216"/>
    <meta:generator>LibreOffice/4.3.3.2$Linux_X86_64 LibreOffice_project/430m0$Build-2</meta:generator>
  </office:meta>
</office:document-meta>
</file>